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ORT HEADER <text:s/>MODIFIABLE LOGO TITLE ETC</text:p>
      <text:p text:style-name="Standard"/>
      <text:p text:style-name="Standard">&lt;BILL NAME&gt;</text:p>
      <text:p text:style-name="Standard"/>
      <text:p text:style-name="Standard">&lt;MEMBER OF PARLIAMENT NAME&gt;</text:p>
      <text:p text:style-name="Standard"/>
      <text:p text:style-name="Standard">&lt;NUMBER OF AMENDMENTS&gt;</text:p>
      <text:p text:style-name="Standard"/>
      <text:section text:style-name="Sect1" text:name="ReportBody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/>
      <text:p text:style-name="Standard"/>
      <text:p text:style-name="Standard">REPORT FOOTER MODIFIABLE LOGO TITLE E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15T14:46:04</meta:creation-date>
    <dc:date>2010-03-24T14:54:39</dc:date>
    <dc:creator>Ashok Hariharan</dc:creator>
    <meta:editing-duration>PT69H14M16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5" meta:word-count="21" meta:character-count="139"/>
    <meta:user-defined meta:name="BungeniReportName">Reports By Change Order</meta:user-defined>
  </office:meta>
</office:document-meta>
</file>